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600000300B2E8C246.png" manifest:media-type="image/png"/>
  <manifest:file-entry manifest:full-path="Pictures/10000000000000BA000000BA0C744644.jpg" manifest:media-type="image/jpeg"/>
  <manifest:file-entry manifest:full-path="Pictures/10000201000005560000030015612967.png" manifest:media-type="image/png"/>
  <manifest:file-entry manifest:full-path="Pictures/10000000000000BA000000BAC255DFE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4.921cm" svg:height="4.921cm" draw:z-index="0"><draw:image xlink:href="Pictures/10000000000000BA000000BA0C744644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66"/>dog.jpeg</text:p>
      <text:p text:style-name="Standard"><text:tab/><text:tab/><text:tab/><text:tab/><text:tab/></text:p>
      <text:p text:style-name="Standard"><draw:frame draw:style-name="fr2" draw:name="graphics2" text:anchor-type="paragraph" svg:x="6.04cm" svg:y="0cm" svg:width="4.921cm" svg:height="4.921cm" draw:z-index="1"><draw:image xlink:href="Pictures/10000000000000BA000000BAC255DFE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66"/>dogorg.jpeg</text:p>
      <text:p text:style-name="Standard"><text:tab/></text:p>
      <text:p text:style-name="Standard"><text:tab/><text:tab/><text:tab/><text:tab/><text:tab/></text:p>
      <text:p text:style-name="Standard"><draw:frame draw:style-name="fr2" draw:name="graphics3" text:anchor-type="paragraph" svg:x="6.04cm" svg:y="0cm" svg:width="4.921cm" svg:height="4.921cm" draw:z-index="2"><draw:image xlink:href="Pictures/10000000000000BA000000BAC255DFEE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70"/>dogtrue.jpe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4" text:anchor-type="paragraph" svg:width="18.225cm" svg:height="11.379cm" draw:z-index="3"><draw:image xlink:href="Pictures/10000201000005560000030015612967.png" xlink:type="simple" xlink:show="embed" xlink:actuate="onLoad"/></draw:frame><text:soft-page-break/></text:p>
      <text:p text:style-name="Standard"><draw:frame draw:style-name="fr3" draw:name="graphics5" text:anchor-type="paragraph" svg:width="18.72cm" svg:height="11.388cm" draw:z-index="4"><draw:image xlink:href="Pictures/100002010000055600000300B2E8C24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M24 </meta:initial-creator>
    <meta:creation-date>2016-09-02T10:29:55</meta:creation-date>
    <dc:date>2016-09-02T10:32:18</dc:date>
    <dc:creator>IBM24 </dc:creator>
    <meta:editing-duration>P0D</meta:editing-duration>
    <meta:editing-cycles>1</meta:editing-cycles>
    <meta:document-statistic meta:table-count="0" meta:image-count="5" meta:object-count="0" meta:page-count="3" meta:paragraph-count="6" meta:word-count="3" meta:character-count="244" meta:non-whitespace-character-count="31"/>
    <meta:generator>LibreOffice/3.5$Linux_X86_64 LibreOffice_project/350m1$Build-2</meta:generator>
  </office:meta>
</office:document-meta>
</file>